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text-properties fo:color="#000080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text-properties fo:color="#008000"/>
    </style:style>
    <style:style style:name="T1" style:family="text">
      <style:text-properties fo:color="#000000"/>
    </style:style>
    <style:style style:name="T2" style:family="text">
      <style:text-properties fo:color="#0000ff"/>
    </style:style>
    <style:style style:name="T3" style:family="text">
      <style:text-properties fo:color="#00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2">Timing plugin is for getting accurate time back in either Mili-Seconds, Seconds, <text:s/>Minutes, Hours, or Days. You can set the time factor which is how many hours equals 24 hour or 1 day. You can test if it is day or night time using Is Day and Is Night commands. The event timers will run a function after a certain duration. You can loop it which means it will run the function every duration seconds.</text:p>
      <text:p text:style-name="Standard"/>
      <text:p text:style-name="P5">` This command is called to setup the Timing Plugin</text:p>
      <text:p text:style-name="P3">Time Setup</text:p>
      <text:p text:style-name="Standard"/>
      <text:p text:style-name="P5">` This command is how you create a new timer. It returns the index of the timer</text:p>
      <text:p text:style-name="P4"><text:span text:style-name="T1">Index</text:span> <text:span text:style-name="T1">= </text:span>Time Create Timer<text:span text:style-name="T1">()</text:span></text:p>
      <text:p text:style-name="Standard"/>
      <text:p text:style-name="P5">` These commands will return the time in a certain unit (seconds, minutes, hours, ect). Returns the time# for the timer Index.</text:p>
      <text:p text:style-name="Standard">time# = <text:span text:style-name="T2">Time Get Hours</text:span>(Index)</text:p>
      <text:p text:style-name="Standard">time# = <text:span text:style-name="T2">Time Get Minutes</text:span>(Index)</text:p>
      <text:p text:style-name="Standard">time# = <text:span text:style-name="T2">Time Get Seconds</text:span>(Index)</text:p>
      <text:p text:style-name="Standard">time# = <text:span text:style-name="T2">Time Get MiliSeconds</text:span>(Index)</text:p>
      <text:p text:style-name="Standard">time# = <text:span text:style-name="T2">Time Get Days</text:span>(Index)</text:p>
      <text:p text:style-name="Standard"/>
      <text:p text:style-name="P5">` This command will set the Factor# which is the amount of time in hours per 24 cycle. </text:p>
      <text:p text:style-name="Standard"><text:span text:style-name="T2">Time Set Factor</text:span> Index, Factor#</text:p>
      <text:p text:style-name="Standard"/>
      <text:p text:style-name="P5">` These commands will return a 1 if it is Day or if it is Night and a 0 if it is not.</text:p>
      <text:p text:style-name="Standard">IsDay = <text:span text:style-name="T2">Time Is Day</text:span>()</text:p>
      <text:p text:style-name="Standard">IsNight = <text:span text:style-name="T2">Time Is Night</text:span>()</text:p>
      <text:p text:style-name="Standard"/>
      <text:p text:style-name="P5">` This command will return how many timers are created</text:p>
      <text:p text:style-name="Standard">Index = <text:span text:style-name="T2">Time Count</text:span>()</text:p>
      <text:p text:style-name="Standard"/>
      <text:p text:style-name="P5">` This command will delete a timer at Index</text:p>
      <text:p text:style-name="P4">Time Delete <text:span text:style-name="T1">Index</text:span></text:p>
      <text:p text:style-name="Standard"/>
      <text:p text:style-name="P5">` This command will create an event timer. You provide a function name to call, a duration which is how long before you call the function, and a restart flag to if set to 1 will loop the event timer.</text:p>
      <text:p text:style-name="Standard">Index = <text:span text:style-name="T2">Time Create Event Timer</text:span>(FunctionName$, Duration#, Restart)</text:p>
      <text:p text:style-name="Standard"/>
      <text:p text:style-name="P5">` This command will update all the Event Timers</text:p>
      <text:p text:style-name="P4">Time Update Event Timers</text:p>
      <text:p text:style-name="Standard"/>
      <text:p text:style-name="P5">` This command will return a 1 if the Event Timer has ended</text:p>
      <text:p text:style-name="Standard">HasEnded = <text:span text:style-name="T2">Time Has Ended</text:span>()</text:p>
      <text:p text:style-name="Standard"/>
      <text:p text:style-name="Standard"><text:span text:style-name="T3">` This command will stop an Event Timer</text:span> </text:p>
      <text:p text:style-name="Standard"><text:span text:style-name="T2">Time Stop Event Timer</text:span> Index</text:p>
      <text:p text:style-name="Standard"/>
      <text:p text:style-name="P5">` This command will restart and Event Timer. If restart is set to 1 it will loop the Event Timer</text:p>
      <text:p text:style-name="Standard"><text:span text:style-name="T2">Time Start Event Timer</text:span> Index, Restar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3T21:49:23.01</meta:creation-date>
    <dc:date>2012-09-18T22:56:25.48</dc:date>
    <meta:editing-duration>PT2H14M16S</meta:editing-duration>
    <meta:editing-cycles>6</meta:editing-cycles>
    <meta:generator>OpenOffice.org/3.4.1$Win32 OpenOffice.org_project/341m1$Build-9593</meta:generator>
    <meta:document-statistic meta:table-count="0" meta:image-count="0" meta:object-count="0" meta:page-count="1" meta:paragraph-count="31" meta:word-count="357" meta:character-count="1854"/>
  </office:meta>
</office:document-meta>
</file>